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6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1.1854in"/>
    </style:style>
    <style:style style:name="co9" style:family="table-column">
      <style:table-column-properties fo:break-before="auto" style:column-width="0.9902in"/>
    </style:style>
    <style:style style:name="co10" style:family="table-column">
      <style:table-column-properties fo:break-before="auto" style:column-width="1.4327in"/>
    </style:style>
    <style:style style:name="co11" style:family="table-column">
      <style:table-column-properties fo:break-before="auto" style:column-width="1.0516in"/>
    </style:style>
    <style:style style:name="co12" style:family="table-column">
      <style:table-column-properties fo:break-before="auto" style:column-width="1.1764in"/>
    </style:style>
    <style:style style:name="co13" style:family="table-column">
      <style:table-column-properties fo:break-before="auto" style:column-width="0.9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ext-properties style:text-position="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 style:data-style-name="N122">
      <style:text-properties style:text-position=""/>
    </style:style>
    <style:style style:name="ce6" style:family="table-cell" style:parent-style-name="Default" style:data-style-name="N3"/>
    <style:style style:name="ce1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3">
      <style:table-cell-properties fo:background-color="#cccccc"/>
    </style:style>
    <style:style style:name="ce12" style:family="table-cell" style:parent-style-name="Default" style:data-style-name="N3">
      <style:text-properties fo:color="#800000"/>
    </style:style>
    <style:style style:name="ce13" style:family="table-cell" style:parent-style-name="Default" style:data-style-name="N3">
      <style:text-properties fo:color="#ff6600"/>
    </style:style>
    <style:style style:name="ce14" style:family="table-cell" style:parent-style-name="Default" style:data-style-name="N3">
      <style:text-properties fo:color="#ff0000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 style:data-style-name="N122"/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12" table:default-cell-style-name="ce6"/>
        <table:table-column table:style-name="co13" table:number-columns-repeated="2" table:default-cell-style-name="ce6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table:style-name="ce10" office:value-type="string" calcext:value-type="string" table:number-columns-spanned="2" table:number-rows-spanned="1">
            <text:p>train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10" office:value-type="string" calcext:value-type="string" table:number-columns-spanned="2" table:number-rows-spanned="1">
            <text:p>Count unique</text:p>
          </table:table-cell>
          <table:covered-table-cell/>
          <table:table-cell office:value-type="string" calcext:value-type="string">
            <text:p>test without tra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0428967" calcext:value-type="float">
            <text:p>40428967</text:p>
          </table:table-cell>
          <table:table-cell office:value-type="float" office:value="4577464" calcext:value-type="float">
            <text:p>4577464</text:p>
          </table:table-cell>
          <table:table-cell table:number-columns-repeated="4"/>
          <table:table-cell office:value-type="string" calcext:value-type="string">
            <text:p>NULL</text:p>
          </table:table-cell>
          <table:table-cell table:formula="of:=&quot;&quot;&quot;&quot; &amp; [.H3] &amp; &quot;&quot;&quot;,&quot;" office:value-type="string" office:string-value="&quot;NULL&quot;," calcext:value-type="string">
            <text:p>"NULL",</text:p>
          </table:table-cell>
          <table:table-cell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 table:number-columns-repeated="4"/>
          <table:table-cell office:value-type="string" calcext:value-type="string">
            <text:p>numeric</text:p>
          </table:table-cell>
          <table:table-cell table:formula="of:=&quot;&quot;&quot;&quot; &amp; [.H4] &amp; &quot;&quot;&quot;,&quot;" office:value-type="string" office:string-value="&quot;numeric&quot;," calcext:value-type="string">
            <text:p>"numeric",</text:p>
          </table:table-cell>
          <table:table-cell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numeric</text:p>
          </table:table-cell>
          <table:table-cell table:formula="of:=&quot;&quot;&quot;&quot; &amp; [.H5] &amp; &quot;&quot;&quot;,&quot;" office:value-type="string" office:string-value="&quot;numeric&quot;," calcext:value-type="string">
            <text:p>"numeric",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6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7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737" calcext:value-type="float">
            <text:p>4737</text:p>
          </table:table-cell>
          <table:table-cell office:value-type="float" office:value="2825" calcext:value-type="float">
            <text:p>2825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603" calcext:value-type="float">
            <text:p>1603</text:p>
          </table:table-cell>
          <table:table-cell table:style-name="ce13" office:value-type="float" office:value="2356" calcext:value-type="float">
            <text:p>2356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8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5" calcext:value-type="float">
            <text:p>7745</text:p>
          </table:table-cell>
          <table:table-cell office:value-type="float" office:value="3366" calcext:value-type="float">
            <text:p>336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4259" calcext:value-type="float">
            <text:p>4259</text:p>
          </table:table-cell>
          <table:table-cell table:style-name="ce13" office:value-type="float" office:value="2892" calcext:value-type="float">
            <text:p>2892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9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0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table:style-name="ce13" office:value-type="float" office:value="584" calcext:value-type="float">
            <text:p>584</text:p>
          </table:table-cell>
          <table:table-cell table:style-name="ce13" office:value-type="float" office:value="4551" calcext:value-type="float">
            <text:p>4551</text:p>
          </table:table-cell>
          <table:table-cell table:style-name="ce13" office:value-type="float" office:value="3434" calcext:value-type="float">
            <text:p>3434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1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203" calcext:value-type="float">
            <text:p>203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2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3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2686408" calcext:value-type="float">
            <text:p>2686408</text:p>
          </table:table-cell>
          <table:table-cell office:value-type="float" office:value="291759" calcext:value-type="float">
            <text:p>291759</text:p>
          </table:table-cell>
          <table:table-cell table:style-name="ce14" office:value-type="float" office:value="209565" calcext:value-type="float">
            <text:p>209565</text:p>
          </table:table-cell>
          <table:table-cell table:style-name="ce14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4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6729486" calcext:value-type="float">
            <text:p>6729486</text:p>
          </table:table-cell>
          <table:table-cell office:value-type="float" office:value="1077199" calcext:value-type="float">
            <text:p>1077199</text:p>
          </table:table-cell>
          <table:table-cell table:style-name="ce14" office:value-type="float" office:value="609169" calcext:value-type="float">
            <text:p>609169</text:p>
          </table:table-cell>
          <table:table-cell table:style-name="ce14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5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8251" calcext:value-type="float">
            <text:p>8251</text:p>
          </table:table-cell>
          <table:table-cell office:value-type="float" office:value="5438" calcext:value-type="float">
            <text:p>543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6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7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8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626" calcext:value-type="float">
            <text:p>2626</text:p>
          </table:table-cell>
          <table:table-cell office:value-type="float" office:value="1257" calcext:value-type="float">
            <text:p>1257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9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19] &amp; &quot;&quot;&quot;,&quot;" office:value-type="string" office:string-value="&quot;C14&quot;," calcext:value-type="string">
            <text:p>"C14",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0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0] &amp; &quot;&quot;&quot;,&quot;" office:value-type="string" office:string-value="&quot;C15&quot;," calcext:value-type="string">
            <text:p>"C15",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1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1] &amp; &quot;&quot;&quot;,&quot;" office:value-type="string" office:string-value="&quot;C16&quot;," calcext:value-type="string">
            <text:p>"C16",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35" calcext:value-type="float">
            <text:p>435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2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2] &amp; &quot;&quot;&quot;,&quot;" office:value-type="string" office:string-value="&quot;C17&quot;," calcext:value-type="string">
            <text:p>"C17",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3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3] &amp; &quot;&quot;&quot;,&quot;" office:value-type="string" office:string-value="&quot;C18&quot;," calcext:value-type="string">
            <text:p>"C18",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4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4] &amp; &quot;&quot;&quot;,&quot;" office:value-type="string" office:string-value="&quot;C19&quot;," calcext:value-type="string">
            <text:p>"C19",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5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5] &amp; &quot;&quot;&quot;,&quot;" office:value-type="string" office:string-value="&quot;C20&quot;," calcext:value-type="string">
            <text:p>"C20",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6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6] &amp; &quot;&quot;&quot;,&quot;" office:value-type="string" office:string-value="&quot;C21&quot;," calcext:value-type="string">
            <text:p>"C21",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b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style-name="ce7"/>
          <table:table-cell table:style-name="ce8" office:value-type="string" calcext:value-type="string" table:number-columns-spanned="2" table:number-rows-spanned="1">
            <text:p>train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table:style-name="ce7" office:value-type="string" calcext:value-type="string">
            <text:p>test without train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5297228" calcext:value-type="float">
            <text:p>25297228</text:p>
          </table:table-cell>
          <table:table-cell office:value-type="float" office:value="2818157" calcext:value-type="float">
            <text:p>2818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ner_po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474" calcext:value-type="float">
            <text:p>4474</text:p>
          </table:table-cell>
          <table:table-cell office:value-type="float" office:value="2695" calcext:value-type="float">
            <text:p>2695</text:p>
          </table:table-cell>
          <table:table-cell office:value-type="float" office:value="92" calcext:value-type="float">
            <text:p>92</text:p>
          </table:table-cell>
          <table:table-cell office:value-type="float" office:value="1520" calcext:value-type="float">
            <text:p>1520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4" calcext:value-type="float">
            <text:p>7744</text:p>
          </table:table-cell>
          <table:table-cell office:value-type="float" office:value="3365" calcext:value-type="float">
            <text:p>3365</text:p>
          </table:table-cell>
          <table:table-cell office:value-type="float" office:value="167" calcext:value-type="float">
            <text:p>167</text:p>
          </table:table-cell>
          <table:table-cell office:value-type="float" office:value="4259" calcext:value-type="float">
            <text:p>4259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doma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catego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756821" calcext:value-type="float">
            <text:p>756821</text:p>
          </table:table-cell>
          <table:table-cell office:value-type="float" office:value="67789" calcext:value-type="float">
            <text:p>67789</text:p>
          </table:table-cell>
          <table:table-cell office:value-type="float" office:value="56365" calcext:value-type="float">
            <text:p>56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4293614" calcext:value-type="float">
            <text:p>4293614</text:p>
          </table:table-cell>
          <table:table-cell office:value-type="float" office:value="611214" calcext:value-type="float">
            <text:p>611214</text:p>
          </table:table-cell>
          <table:table-cell office:value-type="float" office:value="334233" calcext:value-type="float">
            <text:p>334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6350" calcext:value-type="float">
            <text:p>6350</text:p>
          </table:table-cell>
          <table:table-cell office:value-type="float" office:value="4420" calcext:value-type="float">
            <text:p>44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003" calcext:value-type="float">
            <text:p>2003</text:p>
          </table:table-cell>
          <table:table-cell office:value-type="float" office:value="938" calcext:value-type="float">
            <text:p>938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p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style-name="ce7"/>
          <table:table-cell table:style-name="ce8" office:value-type="string" calcext:value-type="string" table:number-columns-spanned="2" table:number-rows-spanned="1">
            <text:p>train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table:style-name="ce7" office:value-type="string" calcext:value-type="string">
            <text:p>test without train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5131739" calcext:value-type="float">
            <text:p>15131739</text:p>
          </table:table-cell>
          <table:table-cell office:value-type="float" office:value="1759307" calcext:value-type="float">
            <text:p>1759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1964" calcext:value-type="float">
            <text:p>1964</text:p>
          </table:table-cell>
          <table:table-cell office:value-type="float" office:value="906" calcext:value-type="float">
            <text:p>90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dom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1987938" calcext:value-type="float">
            <text:p>1987938</text:p>
          </table:table-cell>
          <table:table-cell office:value-type="float" office:value="227257" calcext:value-type="float">
            <text:p>227257</text:p>
          </table:table-cell>
          <table:table-cell office:value-type="float" office:value="157475" calcext:value-type="float">
            <text:p>157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2950534" calcext:value-type="float">
            <text:p>2950534</text:p>
          </table:table-cell>
          <table:table-cell office:value-type="float" office:value="516101" calcext:value-type="float">
            <text:p>516101</text:p>
          </table:table-cell>
          <table:table-cell office:value-type="float" office:value="330055" calcext:value-type="float">
            <text:p>33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7508" calcext:value-type="float">
            <text:p>7508</text:p>
          </table:table-cell>
          <table:table-cell office:value-type="float" office:value="4724" calcext:value-type="float">
            <text:p>472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421" calcext:value-type="float">
            <text:p>2421</text:p>
          </table:table-cell>
          <table:table-cell office:value-type="float" office:value="1108" calcext:value-type="float">
            <text:p>1108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00" calcext:value-type="float">
            <text:p>400</text:p>
          </table:table-cell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" table:style-name="ta1">
        <table:table-column table:style-name="co8" table:default-cell-style-name="Default"/>
        <table:table-column table:style-name="co9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0428967" calcext:value-type="float">
            <text:p>40428967</text:p>
          </table:table-cell>
          <table:table-cell office:value-type="string" calcext:value-type="string">
            <text:p>rows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577464" calcext:value-type="float">
            <text:p>457746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09590" calcext:value-type="float">
            <text:p>291095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47282" calcext:value-type="float">
            <text:p>112472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01" calcext:value-type="float">
            <text:p>130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4" calcext:value-type="float">
            <text:p>77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78" calcext:value-type="float">
            <text:p>57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577" calcext:value-type="float">
            <text:p>435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463" calcext:value-type="float">
            <text:p>9463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220812" calcext:value-type="float">
            <text:p>2220812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7140632" calcext:value-type="float">
            <text:p>37140632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5304" calcext:value-type="float">
            <text:p>35304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787" calcext:value-type="float">
            <text:p>5787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03457" calcext:value-type="float">
            <text:p>903457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3512" calcext:value-type="float">
            <text:p>1135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vice_conn_type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4886838" calcext:value-type="float">
            <text:p>348868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317443" calcext:value-type="float">
            <text:p>33174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181796" calcext:value-type="float">
            <text:p>21817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2890" calcext:value-type="float">
            <text:p>428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Default"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1806334" calcext:value-type="float">
            <text:p>180633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float" office:value="2137" calcext:value-type="float">
            <text:p>21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298794" calcext:value-type="float">
            <text:p>2987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float" office:value="103365" calcext:value-type="float">
            <text:p>10336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38136554" calcext:value-type="float">
            <text:p>3813655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Default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74533" calcext:value-type="float">
            <text:p>745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table:style-name="Default" office:value-type="string" calcext:value-type="string">
            <text:p>device_conn_type</text:p>
          </table:table-cell>
          <table:table-cell table:style-name="ce9" office:value-type="string" calcext:value-type="string">
            <text:p>count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358510" calcext:value-type="float">
            <text:p>24358510</text:p>
          </table:table-cell>
          <table:table-cell table:style-name="ce9" office:value-type="float" office:value="0.1785063" calcext:value-type="float">
            <text:p>0.1785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497630" calcext:value-type="float">
            <text:p>10497630</text:p>
          </table:table-cell>
          <table:table-cell table:style-name="ce9" office:value-type="float" office:value="0.1873272" calcext:value-type="float">
            <text:p>0.1873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376" calcext:value-type="float">
            <text:p>12376</text:p>
          </table:table-cell>
          <table:table-cell table:style-name="ce9" office:value-type="float" office:value="0.1216871" calcext:value-type="float">
            <text:p>0.1216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table:style-name="ce9" office:value-type="float" office:value="0.182801" calcext:value-type="float">
            <text:p>0.182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609" calcext:value-type="float">
            <text:p>7609</text:p>
          </table:table-cell>
          <table:table-cell table:style-name="ce9" office:value-type="float" office:value="0.1855697" calcext:value-type="float">
            <text:p>0.1855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table:style-name="ce9" office:value-type="float" office:value="0.119248" calcext:value-type="float">
            <text:p>0.119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  <table:table-cell table:style-name="ce9" office:value-type="float" office:value="0.09520725" calcext:value-type="float">
            <text:p>0.0952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780900" calcext:value-type="float">
            <text:p>2780900</text:p>
          </table:table-cell>
          <table:table-cell table:style-name="ce9" office:value-type="float" office:value="0.1293952" calcext:value-type="float">
            <text:p>0.1293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06233" calcext:value-type="float">
            <text:p>506233</text:p>
          </table:table-cell>
          <table:table-cell table:style-name="ce9" office:value-type="float" office:value="0.1540042" calcext:value-type="float">
            <text:p>0.1540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table:style-name="ce9" office:value-type="float" office:value="0.0704" calcext:value-type="float">
            <text:p>0.0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9" office:value-type="float" office:value="0.1684211" calcext:value-type="float">
            <text:p>0.1684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style-name="ce9" office:value-type="float" office:value="0.1043478" calcext:value-type="float">
            <text:p>0.1043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9475" calcext:value-type="float">
            <text:p>29475</text:p>
          </table:table-cell>
          <table:table-cell table:style-name="ce9" office:value-type="float" office:value="0.3713656" calcext:value-type="float">
            <text:p>0.3713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927287" calcext:value-type="float">
            <text:p>1927287</text:p>
          </table:table-cell>
          <table:table-cell table:style-name="ce9" office:value-type="float" office:value="0.03769496" calcext:value-type="float">
            <text:p>0.03769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43417" calcext:value-type="float">
            <text:p>243417</text:p>
          </table:table-cell>
          <table:table-cell table:style-name="ce9" office:value-type="float" office:value="0.08508034" calcext:value-type="float">
            <text:p>0.08508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style-name="ce9" office:value-type="float" office:value="0.3076923" calcext:value-type="float">
            <text:p>0.3076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014" calcext:value-type="float">
            <text:p>11014</text:p>
          </table:table-cell>
          <table:table-cell table:style-name="ce9" office:value-type="float" office:value="0.2459597" calcext:value-type="float">
            <text:p>0.2459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890" calcext:value-type="float">
            <text:p>42890</text:p>
          </table:table-cell>
          <table:table-cell table:style-name="ce9" office:value-type="float" office:value="0.02961063" calcext:value-type="float">
            <text:p>0.02961063</text:p>
          </table:table-cell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summary.avg</text:p>
          </table:table-cell>
          <table:table-cell office:value-type="string" calcext:value-type="string">
            <text:p>summary.coun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0e219e0</text:p>
          </table:table-cell>
          <table:table-cell office:value-type="float" office:value="18.699187" calcext:value-type="float">
            <text:p>18.699187</text:p>
          </table:table-cell>
          <table:table-cell office:value-type="float" office:value="2.46" calcext:value-type="float">
            <text:p>2.4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0dd3be3</text:p>
          </table:table-cell>
          <table:table-cell office:value-type="float" office:value="16.666667" calcext:value-type="float">
            <text:p>16.666667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5fa27f6</text:p>
          </table:table-cell>
          <table:table-cell office:value-type="float" office:value="15.384615" calcext:value-type="float">
            <text:p>15.384615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5d28a8</text:p>
          </table:table-cell>
          <table:table-cell office:value-type="float" office:value="11.111111" calcext:value-type="float">
            <text:p>11.111111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722551" calcext:value-type="float">
            <text:p>72722551</text:p>
          </table:table-cell>
          <table:table-cell office:value-type="float" office:value="10.25641" calcext:value-type="float">
            <text:p>10.25641</text:p>
          </table:table-cell>
          <table:table-cell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66779e6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6b2941d</text:p>
          </table:table-cell>
          <table:table-cell office:value-type="float" office:value="2.745098" calcext:value-type="float">
            <text:p>2.745098</text:p>
          </table:table-cell>
          <table:table-cell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69f928</text:p>
          </table:table-cell>
          <table:table-cell office:value-type="float" office:value="1.162791" calcext:value-type="float">
            <text:p>1.162791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818d37a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formula="of:=AVERAGE([.C2:.C10])" office:value-type="float" office:value="8.81769022222222" calcext:value-type="float">
            <text:p/>
          </table:table-cell>
          <table:table-cell table:formula="of:=SUM([.D2:.D10])" office:value-type="float" office:value="8.7" calcext:value-type="float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3" number:min-integer-digits="1" number:grouping="true"/>
    </number:number-style>
    <number:number-style style:name="N124">
      <number:number number:decimal-places="1" number:min-integer-digits="1" number:grouping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17:54:39.5891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20:49:44.872450000</meta:creation-date>
    <dc:date>2015-01-08T17:55:09.978332000</dc:date>
    <meta:editing-duration>PT23H32M42S</meta:editing-duration>
    <meta:editing-cycles>28</meta:editing-cycles>
    <meta:generator>LibreOffice/4.2.3.3$MacOSX_X86_64 LibreOffice_project/882f8a0a489bc99a9e60c7905a60226254cb6ff0</meta:generator>
    <meta:document-statistic meta:table-count="5" meta:cell-count="576" meta:object-count="0"/>
  </office:meta>
</office:document-meta>
</file>